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cheduler.setStaleInterval( long stale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cheduler.runJob( final Job jo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pgradeJobsTask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leScheduler.setImmediateInterval( long immediate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cheduler.recoverStaleNode( final String nod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mpleScheduler.sta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impleScheduler.setNodeId( String no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oadImmediateTask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Scheduler.setDatabaseDelegate( DatabaseDelegate db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cheduler.setNearFutureInterval( long nearFuture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cheduler.setTransactionManager( TransactionManager tx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cheduler.doLoadImmedi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mpleScheduler.execTransaction( Callable &lt; T &gt; transac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impleScheduler.schedulePersistedJob( final Map &lt; String , Object &gt; jobDetail , Date whe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impleScheduler.runTask( Task tas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Scheduler.addTodoOnCommit( final Job jo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impleScheduler.doUpgra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mpleScheduler.scheduleVolatileJob( boolean transacted , Map &lt; String , Object &gt; job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adImmediateTask.LoadImmediateTask( long sched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cheduler.updateHeartBeat( String nod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pgradeJobsTask.UpgradeJobsTask( long sched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chedule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eckStaleNodes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Scheduler.cancelJob( String job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eckStaleNodes.CheckStaleNodes( long sched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cheduler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Scheduler.afterCompletion( int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erTask.SchedulerTask( long sched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cheduler.SimpleScheduler( String nodeId , DatabaseDelegate del , Properties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Scheduler.setJobProcessor( Job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cheduler.doRetry( Job jo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Scheduler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cheduler.before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Scheduler.jobCompleted( String job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